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F40000028B8AD6A3AB.png" manifest:media-type="image/png"/>
  <manifest:file-entry manifest:full-path="Pictures/100370CC000033AD0000434947C1D48F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592cm" svg:height="19cm" draw:transform="rotate (-1.5707963267949) translate (20cm 1cm)">
          <draw:image xlink:href="Pictures/100370CC000033AD0000434947C1D48F.svg" xlink:type="simple" xlink:show="embed" xlink:actuate="onLoad" draw:mime-type="image/svg+xml">
            <text:p/>
          </draw:image>
          <draw:image xlink:href="Pictures/10000001000001F40000028B8AD6A3AB.png" xlink:type="simple" xlink:show="embed" xlink:actuate="onLoad" draw:mime-type="image/png"/>
          <svg:title>...</svg:title>
          <svg:desc>...</svg:desc>
        </draw:frame>
        <draw:frame draw:style-name="gr1" draw:text-style-name="P1" draw:layer="layout" svg:width="10.691cm" svg:height="13.92cm" draw:transform="rotate (-1.5707963267949) translate (17.46cm 16.557cm)">
          <draw:image xlink:href="Pictures/100370CC000033AD0000434947C1D48F.svg" xlink:type="simple" xlink:show="embed" xlink:actuate="onLoad" draw:mime-type="image/svg+xml">
            <text:p/>
          </draw:image>
          <draw:image xlink:href="Pictures/10000001000001F40000028B8AD6A3AB.png" xlink:type="simple" xlink:show="embed" xlink:actuate="onLoad" draw:mime-type="image/png"/>
          <svg:title>...</svg:title>
          <svg:desc>...</svg:desc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3T13:32:47.190110853</meta:creation-date>
    <meta:print-date>2024-12-23T13:34:02.886479158</meta:print-date>
    <dc:date>2024-12-23T13:39:50.241562683</dc:date>
    <meta:editing-duration>PT7M3S</meta:editing-duration>
    <meta:editing-cycles>1</meta:editing-cycles>
    <meta:document-statistic meta:object-count="2"/>
    <meta:generator>LibreOffice/24.2.7.2$Linux_X86_64 LibreOffice_project/420$Build-2</meta:generator>
  </office:meta>
</office:document-meta>
</file>